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67bb" officeooo:paragraph-rsid="001d67bb"/>
    </style:style>
    <style:style style:name="P2" style:family="paragraph" style:parent-style-name="Standard">
      <style:text-properties officeooo:rsid="001e2e0f" officeooo:paragraph-rsid="001e2e0f"/>
    </style:style>
    <style:style style:name="P3" style:family="paragraph" style:parent-style-name="Standard">
      <style:text-properties officeooo:paragraph-rsid="001d67bb"/>
    </style:style>
    <style:style style:name="P4" style:family="paragraph" style:parent-style-name="Standard">
      <style:text-properties officeooo:rsid="001f8488" officeooo:paragraph-rsid="001f8488"/>
    </style:style>
    <style:style style:name="P5" style:family="paragraph" style:parent-style-name="Standard">
      <style:text-properties officeooo:rsid="00204d52" officeooo:paragraph-rsid="00204d52"/>
    </style:style>
    <style:style style:name="T1" style:family="text">
      <style:text-properties officeooo:rsid="001d67bb"/>
    </style:style>
    <style:style style:name="T2" style:family="text">
      <style:text-properties officeooo:rsid="001d89b9"/>
    </style:style>
    <style:style style:name="T3" style:family="text">
      <style:text-properties officeooo:rsid="001efcf7"/>
    </style:style>
    <style:style style:name="T4" style:family="text">
      <style:text-properties officeooo:rsid="001f8488"/>
    </style:style>
    <style:style style:name="T5" style:family="text">
      <style:text-properties officeooo:rsid="00204d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onova Cover Letter</text:span></text:p>
      <text:p text:style-name="P5">This opportunity combines my interests and skills in a unique and exciting way.</text:p>
      <text:p text:style-name="P1"><text:span text:style-name="T5">In terms of data handling </text:span>I have copious experience dealing with large datasets attained via querying databases with tailored GET scripts, interacting with online API’s and self-generation <text:span text:style-name="T5">of data </text:span>by physically recording audio data. <text:s/>During my undergraduate <text:span text:style-name="T3">Physics studies, I undertook a long independent </text:span>project <text:span text:style-name="T3">to predict galaxy rotation from spectroscopic measurements: </text:span>I collate<text:span text:style-name="T5">d</text:span> data from multiple sources and formats, import<text:span text:style-name="T5">ed</text:span> csv and txt files <text:span text:style-name="T5">using</text:span> pandas to integrate and draw insight, <text:span text:style-name="T3">before applying decision trees using scikit-learn</text:span>. I also performed weekly physical experiments that required <text:span text:style-name="T2">meticulous attention to detail and record keeping, both during the experiment and after when transferring paper records to Excel prior to performing regression and error analyses. The results were assessed weekly and so I am adept at moving through the stages of data collection to communicating insights quickly and accurately.</text:span></text:p>
      <text:p text:style-name="P2"/>
      <text:p text:style-name="P2">For my Masters internship I chose to work on my idea <text:span text:style-name="T4">to develop an</text:span> app so that subtitles in any language could be <text:span text:style-name="T4">automatically</text:span> synchronised and viewed on a personal device. This was inspired by noticing the poor provisions <text:span text:style-name="T4">for</text:span> subtitled showings at cinemas when trying to go to the cinema with my girlfriend who is deaf <text:span text:style-name="T3">(she is a Phonak user, hence how I found this opportunity)</text:span>. To do so I recorded my own data, applied audio feature selection by extracting Mel Frequency Cepstral Coefficients, trained a convolutional neural network using keras and tuned the network using hyperopt. In so doing I achieved an accuracy of up to 93%, and I am looking to improve on this substantially by developing a separate app in order to crowdsource more data. Furthermore I am developing a questionnaire to identify the habits and preferences of those who are hard of hearing in order to determine how best to deploy my app, as well as regimes for monetising it in future: I will be distributing <text:span text:style-name="T3">the questionnaire</text:span> to targeted groups identified from social media.</text:p>
      <text:p text:style-name="P2"/>
      <text:p text:style-name="P2">Prior to studies I worked selling insurance face-to-face and from a call-centre, regularly achieving among the best results across the departments. This required excellent communication skills, an indefatigable spirit and <text:span text:style-name="T3">ability to respond quickly as I built rapport and handled the objections of prospective customers - within the framework of a highly regulated environment, and selling different products to varied customer bases, extreme care and knowledge was required to present the benefits of insurance whilst respecting the strict laws on non-advised sales. Furthermore, there was a high level of pressure in order to hit targets, and I thrived on this as it drove me to achieve outstanding results and brought excitement to the role. This also gave me practical experience of financial operations, an area I also enjoy reading about in The Economist, newspapers and books. </text:span></text:p>
      <text:p text:style-name="P2"/>
      <text:p text:style-name="P4">Working at Sonova would allow me to further pursue my passion for improving lives with the aid of technology, providing experience within the industry in order to understand the infrastructure required to fund development and distribution of the latest scientific developments. I believe I have the <text:span text:style-name="T5">dedication</text:span>, skills and experience to make a meaningful contribution to <text:span text:style-name="T5">Sonova, and would look forward to working within the te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13:29:06.875387505</meta:creation-date>
    <dc:date>2018-08-08T12:39:54.928686468</dc:date>
    <meta:editing-duration>PT22H30M</meta:editing-duration>
    <meta:editing-cycles>1</meta:editing-cycles>
    <meta:document-statistic meta:table-count="0" meta:image-count="0" meta:object-count="0" meta:page-count="1" meta:paragraph-count="6" meta:word-count="535" meta:character-count="3395" meta:non-whitespace-character-count="2864"/>
    <meta:generator>LibreOffice/6.0.4.2$MacOSX_X86_64 LibreOffice_project/9b0d9b32d5dcda91d2f1a96dc04c645c450872bf</meta:generator>
  </office:meta>
</office:document-meta>
</file>